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cccccc" draw:textarea-horizontal-align="justify" draw:textarea-vertical-align="middle" draw:auto-grow-height="false" fo:min-height="2.55cm" fo:min-width="12cm"/>
    </style:style>
    <style:style style:name="gr2" style:family="graphic" style:parent-style-name="standard">
      <style:graphic-properties svg:stroke-color="#808080" draw:fill-color="#cccccc" draw:textarea-horizontal-align="justify" draw:textarea-vertical-align="middle" draw:auto-grow-height="false" fo:min-height="2.45cm" fo:min-width="10.7cm"/>
    </style:style>
    <style:style style:name="gr3" style:family="graphic" style:parent-style-name="standard">
      <style:graphic-properties svg:stroke-color="#808080" svg:stroke-opacity="100%" draw:fill-color="#cccccc" draw:opacity="100%" draw:textarea-horizontal-align="justify" draw:textarea-vertical-align="middle" draw:auto-grow-height="false" fo:min-height="2.55cm" fo:min-width="24cm"/>
    </style:style>
    <style:style style:name="gr4" style:family="graphic" style:parent-style-name="standard">
      <style:graphic-properties svg:stroke-color="#b2b2b2" draw:fill-color="#dddddd" draw:textarea-horizontal-align="justify" draw:textarea-vertical-align="middle" draw:auto-grow-height="false" fo:min-height="1.19cm" fo:min-width="4.06cm"/>
    </style:style>
    <style:style style:name="gr5" style:family="graphic" style:parent-style-name="standard">
      <style:graphic-properties draw:textarea-horizontal-align="justify" draw:textarea-vertical-align="middle" draw:auto-grow-height="false" fo:min-height="1.19cm" fo:min-width="4.22cm"/>
    </style:style>
    <style:style style:name="gr6" style:family="graphic" style:parent-style-name="standard">
      <style:graphic-properties svg:stroke-color="#808080" draw:fill-color="#cccccc" draw:textarea-horizontal-align="justify" draw:textarea-vertical-align="middle" draw:auto-grow-height="false" fo:min-height="2.35cm" fo:min-width="23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43cm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4.2cm"/>
    </style:style>
    <style:style style:name="gr9" style:family="graphic" style:parent-style-name="standard">
      <style:graphic-properties svg:stroke-opacity="50%" draw:opacity="50%" draw:textarea-horizontal-align="justify" draw:textarea-vertical-align="middle" draw:auto-grow-height="false" fo:min-height="10.15cm" fo:min-width="5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cccccc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opacity="50%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2.8cm" svg:x="24.2cm" svg:y="4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.2cm" svg:height="2.7cm" svg:x="1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4.5cm" svg:height="2.8cm" svg:x="6.6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4.56cm" svg:height="1.44cm" svg:x="1.7cm" svg:y="2.9cm">
          <text:p text:style-name="P3"><text:span text:style-name="T1">G-buffer</text:span></text:p>
          <text:p text:style-name="P3"><text:span text:style-name="T1">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4.72cm" svg:height="1.44cm" svg:x="1.9cm" svg:y="5.94cm">
          <text:p text:style-name="P3"><text:span text:style-name="T1">RSM 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" draw:id="id3" draw:layer="layout" svg:width="4.72cm" svg:height="1.44cm" svg:x="7.5cm" svg:y="5.94cm">
          <text:p text:style-name="P3"><text:span text:style-name="T1">VPL 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" draw:id="id1" draw:layer="layout" svg:width="4.72cm" svg:height="1.44cm" svg:x="7.42cm" svg:y="2.9cm">
          <draw:glue-point draw:id="4" svg:x="5.002cm" svg:y="-0.138cm" draw:escape-direction="right"/>
          <text:p text:style-name="P3"><text:span text:style-name="T1">Clust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" draw:id="id2" draw:layer="layout" svg:width="4.72cm" svg:height="1.44cm" svg:x="16cm" svg:y="2.9cm">
          <draw:glue-point draw:id="4" svg:x="-5.002cm" svg:y="-0.138cm" draw:escape-direction="left"/>
          <text:p text:style-name="P3"><text:span text:style-name="T1">Light Ass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1" draw:layer="layout" svg:width="24.4cm" svg:height="2.6cm" svg:x="6.6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4" draw:id="id4" draw:layer="layout" svg:width="4.72cm" svg:height="1.44cm" svg:x="13.26cm" svg:y="8.98cm">
            <text:p text:style-name="P3"><text:span text:style-name="T1">ISM Rend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5" draw:id="id5" draw:layer="layout" svg:width="4.72cm" svg:height="1.44cm" svg:x="7.48cm" svg:y="8.974cm">
            <text:p text:style-name="P3"><text:span text:style-name="T1">Convert Scene</text:span></text:p>
            <text:p text:style-name="P3"><text:span text:style-name="T1">to Poi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6" draw:id="id6" draw:layer="layout" svg:width="4.72cm" svg:height="1.44cm" svg:x="18.763cm" svg:y="8.965cm">
            <text:p text:style-name="P3"><text:span text:style-name="T1">Pull-Push</text:span></text:p>
            <text:p text:style-name="P3"><text:span text:style-name="T1">Postprocess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6" draw:layer="layout" svg:width="6.543cm" svg:height="0.962cm" svg:x="6.5cm" svg:y="8.038cm">
            <draw:text-box>
              <text:p>Visibility Computation</text:p>
            </draw:text-box>
          </draw:frame>
          <draw:custom-shape draw:style-name="gr8" draw:text-style-name="P5" xml:id="id9" draw:id="id9" draw:layer="controls" svg:width="4.7cm" svg:height="1.1cm" svg:x="24.6cm" svg:y="9.1cm">
            <text:p text:style-name="P3"><text:span text:style-name="T1">Shadow Looku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7" xml:id="id11" draw:id="id11" draw:layer="layout" svg:width="6.2cm" svg:height="10.4cm" svg:x="23.9cm" svg:y="1cm">
          <draw:glue-point draw:id="4" svg:x="5.001cm" svg:y="0.48cm"/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709cm" svg:height="0.962cm" svg:x="6.6cm" svg:y="1.9cm">
          <draw:text-box>
            <text:p>Clustered Shading</text:p>
          </draw:text-box>
        </draw:frame>
        <draw:frame draw:style-name="gr11" draw:text-style-name="P6" draw:layer="layout" svg:width="4.49cm" svg:height="0.962cm" svg:x="1.31cm" svg:y="5cm">
          <draw:text-box>
            <text:p>VPL Sampling</text:p>
          </draw:text-box>
        </draw:frame>
        <draw:frame draw:style-name="gr12" draw:text-style-name="P6" draw:layer="controls" svg:width="4.689cm" svg:height="0.962cm" svg:x="23.9cm" svg:y="1.038cm">
          <draw:text-box>
            <text:p>Final gathering</text:p>
          </draw:text-box>
        </draw:frame>
        <draw:custom-shape draw:style-name="gr5" draw:text-style-name="P5" xml:id="id12" draw:id="id12" draw:layer="layout" svg:width="4.72cm" svg:height="1.44cm" svg:x="31.7cm" svg:y="5.962cm">
          <text:p text:style-name="P3"><text:span text:style-name="T1">Bilateral B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6.5cm" svg:height="2.384cm" svg:x="30.4cm" svg:y="4.9cm">
          <draw:text-box>
            <text:p text:style-name="P8">Interleaved Sampling</text:p>
          </draw:text-box>
        </draw:frame>
        <draw:custom-shape draw:style-name="gr8" draw:text-style-name="P5" draw:layer="controls" svg:width="4.7cm" svg:height="1.1cm" svg:x="24.6cm" svg:y="6.062cm">
          <text:p text:style-name="P3"><text:span text:style-name="T1">Interleav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10" draw:id="id10" draw:layer="controls" svg:width="4.7cm" svg:height="1.1cm" svg:x="24.6cm" svg:y="3cm">
          <text:p text:style-name="P3"><text:span text:style-name="T1">Light List Look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0" draw:layer="layout" draw:type="line" svg:x1="12.14cm" svg:y1="3.601cm" svg:x2="16cm" svg:y2="3.601cm" draw:start-shape="id1" draw:start-glue-point="4" draw:end-shape="id2" draw:end-glue-point="4" svg:d="M12140 3601h3860" svg:viewBox="0 0 3861 1">
          <text:p/>
        </draw:connector>
        <draw:connector draw:style-name="gr14" draw:text-style-name="P10" draw:layer="layout" draw:type="line" svg:x1="12.22cm" svg:y1="6.66cm" svg:x2="16cm" svg:y2="3.601cm" draw:start-shape="id3" draw:end-shape="id2" draw:end-glue-point="4" svg:d="M12220 6660l3780-3059" svg:viewBox="0 0 3781 3060">
          <text:p/>
        </draw:connector>
        <draw:connector draw:style-name="gr14" draw:text-style-name="P10" draw:layer="layout" draw:type="line" svg:x1="12.22cm" svg:y1="6.66cm" svg:x2="13.26cm" svg:y2="9.7cm" draw:start-shape="id3" draw:start-glue-point="1" draw:end-shape="id4" draw:end-glue-point="3" svg:d="M12220 6660l1040 3040" svg:viewBox="0 0 1041 3041">
          <text:p/>
        </draw:connector>
        <draw:connector draw:style-name="gr14" draw:text-style-name="P10" draw:layer="layout" draw:type="line" svg:x1="12.2cm" svg:y1="9.694cm" svg:x2="13.26cm" svg:y2="9.7cm" draw:start-shape="id5" draw:start-glue-point="1" draw:end-shape="id4" draw:end-glue-point="3" svg:d="M12200 9694l1060 6" svg:viewBox="0 0 1061 7">
          <text:p/>
        </draw:connector>
        <draw:connector draw:style-name="gr14" draw:text-style-name="P10" draw:layer="layout" draw:type="line" svg:x1="17.98cm" svg:y1="9.7cm" svg:x2="18.763cm" svg:y2="9.685cm" draw:start-shape="id4" draw:start-glue-point="1" draw:end-shape="id6" draw:end-glue-point="3" svg:d="M17980 9700l783-15" svg:viewBox="0 0 784 16">
          <text:p/>
        </draw:connector>
        <draw:connector draw:style-name="gr14" draw:text-style-name="P10" draw:layer="layout" draw:type="line" svg:x1="6.26cm" svg:y1="3.62cm" svg:x2="7.42cm" svg:y2="3.62cm" draw:start-shape="id7" draw:start-glue-point="1" draw:end-shape="id1" draw:end-glue-point="3" svg:d="M6260 3620h1160" svg:viewBox="0 0 1161 1">
          <text:p/>
        </draw:connector>
        <draw:connector draw:style-name="gr14" draw:text-style-name="P10" draw:layer="layout" draw:type="line" svg:x1="6.62cm" svg:y1="6.66cm" svg:x2="7.5cm" svg:y2="6.66cm" draw:start-shape="id8" draw:start-glue-point="1" draw:end-shape="id3" draw:end-glue-point="3" svg:d="M6620 6660h880" svg:viewBox="0 0 881 1">
          <text:p/>
        </draw:connector>
        <draw:connector draw:style-name="gr14" draw:text-style-name="P10" draw:layer="layout" draw:type="line" svg:x1="23.483cm" svg:y1="9.685cm" svg:x2="24.6cm" svg:y2="9.65cm" draw:start-shape="id6" draw:start-glue-point="1" draw:end-shape="id9" draw:end-glue-point="3" svg:d="M23483 9685l1117-35" svg:viewBox="0 0 1118 36">
          <text:p/>
        </draw:connector>
        <draw:connector draw:style-name="gr14" draw:text-style-name="P10" draw:layer="layout" draw:type="line" svg:x1="20.72cm" svg:y1="3.62cm" svg:x2="24.6cm" svg:y2="3.55cm" draw:start-shape="id2" draw:start-glue-point="1" draw:end-shape="id10" draw:end-glue-point="3" svg:d="M20720 3620l3880-70" svg:viewBox="0 0 3881 71">
          <text:p/>
        </draw:connector>
        <draw:connector draw:style-name="gr14" draw:text-style-name="P10" draw:layer="layout" draw:type="line" svg:x1="30.1cm" svg:y1="6.699cm" svg:x2="31.7cm" svg:y2="6.682cm" draw:start-shape="id11" draw:start-glue-point="4" draw:end-shape="id12" draw:end-glue-point="3" svg:d="M30100 6699l1600-17" svg:viewBox="0 0 1601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4T17:39:41.843000000</meta:creation-date>
    <dc:date>2016-10-28T17:57:04.228000000</dc:date>
    <meta:editing-duration>PT22H51M56S</meta:editing-duration>
    <meta:editing-cycles>18</meta:editing-cycles>
    <meta:generator>LibreOffice/5.2.2.2$Windows_x86 LibreOffice_project/8f96e87c890bf8fa77463cd4b640a2312823f3ad</meta:generator>
    <meta:document-statistic meta:object-count="33"/>
  </office:meta>
</office:document-meta>
</file>